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Bold" style:font-family-generic="swiss" style:font-pitch="variable"/>
    <style:font-face style:name="Verdana2"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style:font-name="Verdana3" fo:font-size="10pt" fo:letter-spacing="normal" style:font-size-asian="10pt" style:font-size-complex="10pt"/>
    </style:style>
    <style:style style:name="P2" style:family="paragraph" style:parent-style-name="Preformatted_20_Text">
      <style:paragraph-properties fo:text-align="start" style:justify-single-word="false"/>
      <style:text-properties fo:font-variant="normal" fo:text-transform="none" fo:color="#000000" style:font-name="Verdana3" fo:font-size="10pt" fo:letter-spacing="normal" fo:font-style="normal" fo:font-weight="normal" style:font-size-asian="10pt" style:font-size-complex="10pt"/>
    </style:style>
    <style:style style:name="P3" style:family="paragraph" style:parent-style-name="Preformatted_20_Text">
      <style:paragraph-properties fo:orphans="2" fo:widows="2"/>
      <style:text-properties fo:font-variant="normal" fo:text-transform="none" fo:color="#000000" style:font-name="Verdana3" fo:font-size="10pt" fo:letter-spacing="normal" fo:font-style="normal" fo:font-weight="normal" style:font-size-asian="10pt" style:font-size-complex="10pt"/>
    </style:style>
    <style:style style:name="P4" style:family="paragraph" style:parent-style-name="Preformatted_20_Text">
      <style:paragraph-properties fo:orphans="2" fo:widows="2"/>
      <style:text-properties style:font-name="Verdana3" fo:font-size="10pt" style:font-size-asian="10pt" style:font-size-complex="10pt"/>
    </style:style>
    <style:style style:name="P5" style:family="paragraph" style:parent-style-name="Preformatted_20_Text">
      <style:paragraph-properties fo:margin-top="0in" fo:margin-bottom="0.1965in" fo:orphans="2" fo:widows="2"/>
      <style:text-properties style:font-name="Verdana3" fo:font-size="10pt" style:font-size-asian="10pt" style:font-size-complex="10pt"/>
    </style:style>
    <style:style style:name="P6" style:family="paragraph" style:parent-style-name="Standard">
      <style:paragraph-properties fo:text-align="center" style:justify-single-word="false"/>
      <style:text-properties style:font-name="Verdana3"/>
    </style:style>
    <style:style style:name="P7" style:family="paragraph" style:parent-style-name="Standard">
      <style:paragraph-properties fo:text-align="start" style:justify-single-word="false"/>
      <style:text-properties style:font-name="Verdana3"/>
    </style:style>
    <style:style style:name="P8" style:family="paragraph" style:parent-style-name="Standard">
      <style:paragraph-properties fo:text-align="center" style:justify-single-word="false"/>
      <style:text-properties style:font-name="Verdana3" fo:font-size="18pt" style:font-size-asian="18pt" style:font-size-complex="18pt"/>
    </style:style>
    <style:style style:name="P9" style:family="paragraph" style:parent-style-name="Standard">
      <style:paragraph-properties fo:text-align="start" style:justify-single-word="false"/>
      <style:text-properties fo:font-variant="normal" fo:text-transform="none" fo:color="#000000" style:font-name="Verdana3" fo:font-size="10pt" fo:letter-spacing="normal" fo:font-style="normal" fo:font-weight="normal" style:font-size-asian="10pt" style:font-size-complex="10pt"/>
    </style:style>
    <style:style style:name="P10" style:family="paragraph" style:parent-style-name="Standard">
      <style:paragraph-properties fo:margin-left="0.5in" fo:margin-right="0.552in" fo:text-align="start" style:justify-single-word="false" fo:text-indent="0in" style:auto-text-indent="false"/>
      <style:text-properties style:font-name="Verdana3" fo:font-style="italic" style:font-style-asian="italic" style:font-style-complex="italic"/>
    </style:style>
    <style:style style:name="P11" style:family="paragraph" style:parent-style-name="Standard">
      <style:paragraph-properties fo:text-align="start" style:justify-single-word="false"/>
      <style:text-properties style:font-name="Verdana3"/>
    </style:style>
    <style:style style:name="P12" style:family="paragraph" style:parent-style-name="Standard">
      <style:text-properties fo:color="#000000" style:font-name="Courier New" fo:font-size="8pt" style:font-name-asian="Courier New" style:font-size-asian="8pt" style:font-name-complex="Courier New" style:font-size-complex="8pt"/>
    </style:style>
    <style:style style:name="P13" style:family="paragraph" style:parent-style-name="Standard" style:list-style-name="L1">
      <style:paragraph-properties fo:margin-left="0in" fo:margin-right="0in" fo:text-align="start" style:justify-single-word="false" fo:text-indent="0in" style:auto-text-indent="false" style:text-autospace="none"/>
      <style:text-properties style:font-name="Courier New" fo:font-size="8pt" style:font-name-asian="Courier New" style:font-size-asian="8pt" style:font-name-complex="Courier New" style:font-size-complex="8pt"/>
    </style:style>
    <style:style style:name="P14"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fo:font-size="8pt" style:font-name-asian="Courier New" style:font-size-asian="8pt" style:font-name-complex="Courier New" style:font-size-complex="8pt"/>
    </style:style>
    <style:style style:name="P15"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urier New" fo:font-size="8pt" style:font-name-asian="Courier New" style:font-size-asian="8pt" style:font-name-complex="Courier New" style:font-size-complex="8pt"/>
    </style:style>
    <style:style style:name="P16" style:family="paragraph" style:parent-style-name="Standard" style:list-style-name="L1">
      <style:paragraph-properties fo:margin-left="0in" fo:margin-right="0in" fo:text-align="start" style:justify-single-word="false" fo:text-indent="0in" style:auto-text-indent="false" style:text-autospace="none"/>
      <style:text-properties fo:font-size="8pt" style:font-size-asian="8pt" style:font-size-complex="8pt"/>
    </style:style>
    <style:style style:name="P17" style:family="paragraph" style:parent-style-name="Standard" style:list-style-name="">
      <style:paragraph-properties fo:margin-left="0in" fo:margin-right="0in" fo:text-align="start" style:justify-single-word="false" fo:text-indent="0in" style:auto-text-indent="false" style:text-autospace="none"/>
      <style:text-properties fo:font-size="8pt" style:font-size-asian="8pt" style:font-size-complex="8pt"/>
    </style:style>
    <style:style style:name="P18" style:family="paragraph" style:parent-style-name="Standard" style:list-style-name="L1">
      <style:paragraph-properties fo:margin-left="0.5in" fo:margin-right="0in" fo:text-indent="-0.5063in" style:auto-text-indent="false">
        <style:tab-stops/>
      </style:paragraph-properties>
      <style:text-properties style:font-name="Courier New" fo:font-size="8pt" style:font-name-asian="Courier New" style:font-size-asian="8pt" style:font-name-complex="Courier New" style:font-size-complex="8pt"/>
    </style:style>
    <style:style style:name="P19" style:family="paragraph" style:parent-style-name="Heading_20_1">
      <style:text-properties style:font-name="Verdana3"/>
    </style:style>
    <style:style style:name="P20" style:family="paragraph" style:parent-style-name="Heading_20_1">
      <style:paragraph-properties fo:break-before="page"/>
    </style:style>
    <style:style style:name="P21" style:family="paragraph" style:parent-style-name="Heading_20_2">
      <style:text-properties style:font-name="Verdana3"/>
    </style:style>
    <style:style style:name="P22" style:family="paragraph" style:parent-style-name="Heading_20_2">
      <style:paragraph-properties fo:break-before="page"/>
    </style:style>
    <style:style style:name="P23" style:family="paragraph" style:parent-style-name="Preformatted_20_Text">
      <style:paragraph-properties fo:margin-top="0in" fo:margin-bottom="0.1965in" fo:orphans="2" fo:widows="2"/>
      <style:text-properties fo:font-variant="normal" fo:text-transform="none" fo:color="#000000" style:font-name="Verdana3" fo:font-size="10pt" fo:letter-spacing="normal" fo:font-style="normal" fo:font-weight="normal" style:font-size-asian="10pt" style:font-size-complex="10pt"/>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font-style="normal" fo:font-weight="normal"/>
    </style:style>
    <style:style style:name="T5" style:family="text">
      <style:text-properties fo:font-style="normal" fo:font-weight="bold"/>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italic" fo:font-weight="bold"/>
    </style:style>
    <style:style style:name="T9" style:family="text">
      <style:text-properties style:font-style-asian="normal" style:font-weight-asian="normal" style:font-style-complex="normal" style:font-weight-complex="normal"/>
    </style:style>
    <style:style style:name="T10" style:family="text">
      <style:text-properties fo:color="#000000"/>
    </style:style>
    <style:style style:name="T11" style:family="text">
      <style:text-properties fo:color="#000000" style:text-underline-style="solid" style:text-underline-width="auto" style:text-underline-color="font-color"/>
    </style:style>
    <style:style style:name="T12" style:family="text">
      <style:text-properties fo:color="#000000" style:font-name="Courier New" style:font-name-asian="Courier New" style:font-name-complex="Courier New"/>
    </style:style>
    <style:style style:name="T13" style:family="text">
      <style:text-properties style:font-name="Courier New" style:font-name-asian="Courier New" style:font-name-complex="Courier New"/>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Nano Compiler Documentation</text:p>
      <text:p text:style-name="P6"/>
      <text:h text:style-name="Heading_20_1" text:outline-level="1">Introduction</text:h>
      <text:p text:style-name="P10">In the beginning Rich and Mike created the Nano Compiler Subversion repository.</text:p>
      <text:p text:style-name="P10"/>
      <text:p text:style-name="P10">And the compiler was without form, and void; and darkness upon the face of the deep. And the Spirit of Rich and Mike moved upon the face of the Subversion repository.</text:p>
      <text:p text:style-name="P10"/>
      <text:p text:style-name="P10">And Rich and Mike said, Let there be terminals: and there were terminals.</text:p>
      <text:p text:style-name="P10"/>
      <text:p text:style-name="P10">And Rich and Mike saw the terminals, that they were good: and Rich and Mike divided the workload...</text:p>
      <text:p text:style-name="P7"/>
      <text:h text:style-name="Heading_20_1" text:outline-level="1">Specification</text:h>
      <text:h text:style-name="Heading_20_2" text:outline-level="2">Overview</text:h>
      <text:p text:style-name="Text_20_body">The Nano language allows for many industry standard constructs and serves as an example language for amateur compiler builders everywhere.</text:p>
      <text:p text:style-name="Text_20_body">Supported constructs include: for loops, if-else conditional statements, print statements, constant declarations, read statements, assignment statements and call statements.</text:p>
      <text:p text:style-name="Text_20_body">There are three primitive types in Nano: string, integer, and boolean. Nano also allows for integer arrays.</text:p>
      <text:h text:style-name="Heading_20_2" text:outline-level="2">Lexical Specification</text:h>
      <text:p text:style-name="P9"><text:span text:style-name="T3">Identifiers</text:span>: A sequence of one or more letters, digits and underscores that starts with a letter. Case is relevant. Some reserved words will be defined later; for now consider "begin", "end" and "print" as the only reserved words. Reserved words are all lower case.<text:line-break/><text:line-break/><text:span text:style-name="T3">String constants</text:span>: A sequence of zero or more ASCII characters appearing between double quote delimiters ("). If a newline is seen before a closing quote (i.e. in the middle of a quote, implying that quotes must fit on one line), an error should be reported. Two immediately adjacent double quotes (after the initial opening quote) are used to include the double quote character in the string. For example:<text:line-break/><text:tab/>print ( "This string contains ""quotes"".")<text:line-break/>would print as<text:line-break/><text:tab/>This string contains "quotes".<text:line-break/><text:line-break/><text:span text:style-name="T3">Integer constants</text:span>: A sequence of one or more digits.<text:line-break/><text:line-break/><text:span text:style-name="T3">Boolean constants</text:span>: <text:span text:style-name="T1">true </text:span><text:span text:style-name="T2">and </text:span><text:span text:style-name="T1">false</text:span><text:line-break/><text:line-break/><text:span text:style-name="T3">Other tokens</text:span>: The following should be recognized as tokens:</text:p>
      <text:p text:style-name="P1"><text:s text:c="4"/><text:span text:style-name="T4">, <text:s/>; <text:s/>: <text:s text:c="2"/>( <text:s/>) <text:s/>+ <text:s/>- <text:s/>* <text:s/>/</text:span></text:p>
      <text:p text:style-name="P5"><text:span text:style-name="T6"><text:s text:c="3"/></text:span><text:span text:style-name="T7">[ ] := <text:s/>= <text:s/>&lt;&gt; <text:s/>&lt; <text:s/>&lt;= <text:s/>&gt; <text:s/>&gt;=</text:span></text:p>
      <text:p text:style-name="P5"><text:soft-page-break/><text:span text:style-name="T7"><text:line-break/></text:span><text:span text:style-name="T8">Comments</text:span><text:span text:style-name="T7">: Two styles of comments are allowed: C-style comments and C++ double-slash to-end-of-line style. C-style comments may extend any number of lines and any number of such comments may appear on the same line.</text:span> </text:p>
      <text:h text:style-name="P21" text:outline-level="2">Syntactical Specification</text:h>
      <text:p text:style-name="P2">&lt;program&gt; <text:s text:c="6"/>-&gt; <text:s/>{ &lt;const-decl&gt; } </text:p>
      <text:p text:style-name="P1"><text:s text:c="20"/><text:span text:style-name="T4">{ &lt;var-decl&gt; }</text:span></text:p>
      <text:p text:style-name="P1"><text:s text:c="20"/><text:span text:style-name="T4">{ &lt;proc-decl&gt; }</text:span></text:p>
      <text:p text:style-name="P1"><text:s text:c="20"/><text:span text:style-name="T5">begin</text:span><text:span text:style-name="T4"> &lt;statement&gt; { &lt;statement&gt; } </text:span><text:span text:style-name="T5">end</text:span><text:span text:style-name="T4"> ;</text:span></text:p>
      <text:p text:style-name="P4"/>
      <text:p text:style-name="P3">&lt;const-decl&gt; <text:s text:c="3"/>-&gt; <text:s/><text:span text:style-name="T1">const</text:span> <text:span text:style-name="T3">id</text:span> { , <text:span text:style-name="T3">id</text:span> } = <text:span text:style-name="T9">&lt;factor&gt;</text:span> ;</text:p>
      <text:p text:style-name="P4"/>
      <text:p text:style-name="P3">&lt;var-decl&gt; <text:s text:c="5"/>-&gt; <text:s/><text:span text:style-name="T1">var</text:span> <text:span text:style-name="T3">id</text:span> { , <text:span text:style-name="T3">id</text:span> } : &lt;scalar_type&gt; ;</text:p>
      <text:p text:style-name="P4"/>
      <text:p text:style-name="P1"><text:s text:c="16"/><text:span text:style-name="T4">| <text:s text:c="2"/></text:span><text:span text:style-name="T5">var</text:span><text:span text:style-name="T4"> </text:span><text:span text:style-name="T3">id</text:span><text:span text:style-name="T4"> [ </text:span><text:span text:style-name="T3">int_const</text:span><text:span text:style-name="T4"> ] <text:s/>{ , </text:span><text:span text:style-name="T3">id</text:span><text:span text:style-name="T4"> [ </text:span><text:span text:style-name="T3">int_const</text:span><text:span text:style-name="T4"> ] } : &lt;scalar_type&gt; ;</text:span></text:p>
      <text:p text:style-name="P4"/>
      <text:p text:style-name="P3">&lt;proc-decl&gt; <text:s text:c="4"/>-&gt; <text:s/><text:span text:style-name="T1">procedure</text:span> <text:span text:style-name="T3">id</text:span> ( <text:span text:style-name="T1">[[</text:span> &lt;formal&gt; { ; &lt;formal&gt; } <text:span text:style-name="T1">]]</text:span> ) ; &lt;block&gt;</text:p>
      <text:p text:style-name="P4"/>
      <text:p text:style-name="P3">&lt;formal&gt; <text:s text:c="7"/>-&gt; <text:s/><text:span text:style-name="T3">id</text:span> { , <text:span text:style-name="T3">id</text:span> } : &lt;scalar_type&gt;</text:p>
      <text:p text:style-name="P4"/>
      <text:p text:style-name="P3">&lt;scalar_type&gt; <text:s text:c="2"/>-&gt; <text:s/><text:span text:style-name="T1">integer</text:span> | <text:span text:style-name="T1">boolean</text:span></text:p>
      <text:p text:style-name="P4"/>
      <text:p text:style-name="P3">&lt;block&gt; <text:s text:c="8"/>-&gt; <text:s/><text:span text:style-name="T1">begin</text:span> </text:p>
      <text:p text:style-name="P1"><text:s text:c="20"/><text:span text:style-name="T4">{ &lt;const-decl&gt; } </text:span></text:p>
      <text:p text:style-name="P1"><text:s text:c="20"/><text:span text:style-name="T4">{ &lt;var-decl&gt; } </text:span></text:p>
      <text:p text:style-name="P1"><text:s text:c="20"/><text:span text:style-name="T4">{ &lt;statement&gt; }</text:span></text:p>
      <text:p text:style-name="P1"><text:s text:c="20"/><text:span text:style-name="T5">end</text:span><text:span text:style-name="T4"> ;</text:span></text:p>
      <text:p text:style-name="P4"/>
      <text:p text:style-name="P3">&lt;statement&gt; <text:s text:c="4"/>-&gt; <text:s/>&lt;block&gt; | &lt;print&gt; | &lt;read&gt; | &lt;asgn&gt; | &lt;cond&gt; | &lt;for&gt; | &lt;return&gt; | &lt;call&gt; </text:p>
      <text:p text:style-name="P4"/>
      <text:p text:style-name="P3">&lt;print&gt; <text:s text:c="8"/>-&gt; <text:s/><text:span text:style-name="T1">print</text:span> ( <text:span text:style-name="T3">string_const</text:span> { , &lt;expr&gt; } ) ;</text:p>
      <text:p text:style-name="P1"><text:s/></text:p>
      <text:p text:style-name="P3">&lt;read&gt; <text:s text:c="9"/>-&gt; <text:s/><text:span text:style-name="T1">read</text:span> ( <text:span text:style-name="T3">string_const</text:span> { , &lt;input_target&gt; } ) ;</text:p>
      <text:p text:style-name="P4"/>
      <text:p text:style-name="P3">&lt;input_target&gt; <text:s/>-&gt; <text:s/><text:span text:style-name="T3">id</text:span> <text:s/>| <text:s/><text:span text:style-name="T3">id</text:span> [ &lt;expr&gt; ]</text:p>
      <text:p text:style-name="P4"/>
      <text:p text:style-name="P3">&lt;asgn&gt; <text:s text:c="9"/>-&gt; <text:s/><text:span text:style-name="T3">id</text:span> := &lt;expr&gt; ;</text:p>
      <text:p text:style-name="P4"/>
      <text:p text:style-name="P1"><text:s text:c="16"/><text:span text:style-name="T4">| <text:s text:c="2"/></text:span><text:span text:style-name="T3">id</text:span><text:span text:style-name="T4"> [ &lt;expr&gt; ] := &lt;expr&gt; ;</text:span></text:p>
      <text:p text:style-name="P4"/>
      <text:p text:style-name="P3">&lt;cond&gt; <text:s text:c="9"/>-&gt; <text:s/><text:span text:style-name="T1">if</text:span> &lt;expr&gt; <text:span text:style-name="T1">then</text:span> &lt;statement&gt; <text:span text:style-name="T1">[[</text:span> <text:span text:style-name="T1">else</text:span> &lt;statement&gt; <text:span text:style-name="T1">]]</text:span></text:p>
      <text:p text:style-name="P4"/>
      <text:p text:style-name="P3">&lt;for&gt; <text:s text:c="10"/>-&gt; <text:s/><text:span text:style-name="T1">for</text:span> <text:span text:style-name="T3">id</text:span> := &lt;expr&gt; <text:span text:style-name="T1">to</text:span> &lt;expr&gt; <text:span text:style-name="T1">do</text:span> &lt;statement&gt;</text:p>
      <text:p text:style-name="P4"/>
      <text:p text:style-name="P3">&lt;return&gt; <text:s text:c="7"/>-&gt; <text:s/><text:span text:style-name="T1">return</text:span> ;</text:p>
      <text:p text:style-name="P4"/>
      <text:p text:style-name="P3">&lt;call&gt; <text:s text:c="9"/>-&gt; <text:s/><text:span text:style-name="T1">call</text:span> <text:span text:style-name="T3">id</text:span> ( <text:span text:style-name="T1">[[</text:span> &lt;expr&gt; { , &lt;expr&gt; } <text:span text:style-name="T1">]]</text:span> ) ;</text:p>
      <text:p text:style-name="P4"/>
      <text:p text:style-name="P3">&lt;expr&gt; <text:s text:c="9"/>-&gt; <text:s/>&lt;expr&gt; + &lt;term&gt; | &lt;expr&gt; - &lt;term&gt; | &lt;expr&gt; <text:span text:style-name="T1">or</text:span> &lt;term&gt; | &lt;term&gt;</text:p>
      <text:p text:style-name="P4"/>
      <text:p text:style-name="P3">&lt;term&gt; <text:s text:c="9"/>-&gt; <text:s/>&lt;term&gt; * &lt;factor&gt; | &lt;term&gt; / &lt;factor&gt; <text:s/>| &lt;term&gt; <text:span text:style-name="T1">and</text:span> &lt;factor&gt; | &lt;factor&gt;</text:p>
      <text:p text:style-name="P4"/>
      <text:p text:style-name="P3"><text:soft-page-break/>&lt;factor&gt; <text:s text:c="7"/>-&gt; <text:s text:c="2"/>- &lt;prim&gt; | <text:span text:style-name="T1">not</text:span> &lt;prim&gt; | &lt;prim&gt;</text:p>
      <text:p text:style-name="P4"/>
      <text:p text:style-name="P3">&lt;prim&gt; <text:s text:c="7"/>-&gt; <text:s/><text:span text:style-name="T3">int_const</text:span> | <text:span text:style-name="T3">bool_const</text:span> | &lt;value&gt; <text:s/>| ( &lt;expr&gt; ) | ( &lt;expr&gt; &lt;relop&gt; &lt;expr&gt; ) </text:p>
      <text:p text:style-name="P4"/>
      <text:p text:style-name="P3">&lt;value&gt; <text:s text:c="8"/>-&gt; <text:s/><text:span text:style-name="T3">id</text:span> | <text:span text:style-name="T3">id</text:span> [ &lt;expr&gt; ] </text:p>
      <text:p text:style-name="P4"/>
      <text:p text:style-name="P23">&lt;relop&gt; <text:s text:c="8"/>-&gt; <text:s/>= | &lt; | &gt; | &lt;= | &gt;= | &lt;&gt; </text:p>
      <text:h text:style-name="Heading_20_1" text:outline-level="1">Configuration</text:h>
      <text:p text:style-name="Text_20_body"/>
      <text:h text:style-name="P19" text:outline-level="1">Features</text:h>
      <text:p text:style-name="P7">Currently prints line input numbers with output for easier debugging.</text:p>
      <text:p text:style-name="P7"/>
      <text:p text:style-name="P7">Uses IJACC's built in %shift command instead of left factoring to solve If-Else issue. If statements are bound to the next following else, just like in Java and C++.</text:p>
      <text:p text:style-name="P7"/>
      <text:p text:style-name="P7">Left-associative for + - * / operators.</text:p>
      <text:p text:style-name="P7"/>
      <text:p text:style-name="P7">Program must have at least one statement to be a valid program.</text:p>
      <text:p text:style-name="P7"/>
      <text:p text:style-name="P7">Allows for negative integer constants to be defined.</text:p>
      <text:h text:style-name="Heading_20_1" text:outline-level="1">Known Problems</text:h>
      <text:p text:style-name="P7">There is no type checking done. This allows you to do fun stuff like add a boolean to an integer.</text:p>
      <text:p text:style-name="P7"/>
      <text:p text:style-name="P7">Integer array declarations don't allow for ids as parameters. Some changes are needed in the grammar file to fix this.</text:p>
      <text:p text:style-name="P7"/>
      <text:h text:style-name="Heading_20_1" text:outline-level="1"/>
      <text:h text:style-name="P20" text:outline-level="1">Samples</text:h>
      <text:h text:style-name="Heading_20_2" text:outline-level="2">Input</text:h>
      <text:list xml:id="list43178725" text:style-name="L1">
        <text:list-item>
          <text:p text:style-name="P18">/********************************************************************</text:p>
        </text:list-item>
        <text:list-item>
          <text:p text:style-name="P13">* <text:s text:c="66"/>*</text:p>
        </text:list-item>
        <text:list-item>
          <text:p text:style-name="P13">* SDSU CS 524 Compiler Construction <text:s text:c="32"/>*</text:p>
        </text:list-item>
        <text:list-item>
          <text:p text:style-name="P13">* <text:span text:style-name="T11">Nano</text:span> Parser Submission Test File for <text:s text:c="29"/>*</text:p>
        </text:list-item>
        <text:list-item>
          <text:p text:style-name="P13">* Compiler Project Part A <text:s text:c="42"/>*</text:p>
        </text:list-item>
        <text:list-item>
          <text:p text:style-name="P13">* Spring 2010 <text:s text:c="54"/>*</text:p>
        </text:list-item>
        <text:list-item>
          <text:p text:style-name="P13">* <text:s text:c="66"/>*</text:p>
        </text:list-item>
        <text:list-item>
          <text:p text:style-name="P13">********************************************************************/</text:p>
        </text:list-item>
        <text:list-item>
          <text:p text:style-name="P13"/>
        </text:list-item>
        <text:list-item>
          <text:p text:style-name="P13"><text:s text:c="2"/>//Global Variables and Constants</text:p>
        </text:list-item>
        <text:list-item>
          <text:p text:style-name="P13"/>
        </text:list-item>
        <text:list-item>
          <text:p text:style-name="P13"><text:s text:c="2"/><text:span text:style-name="T11">const</text:span> upperFilterBoundary = 50;</text:p>
        </text:list-item>
        <text:list-item>
          <text:p text:style-name="P13"><text:s text:c="2"/><text:span text:style-name="T11">const</text:span> lowerFilterBoundary = -50;</text:p>
        </text:list-item>
        <text:list-item>
          <text:p text:style-name="P13"><text:s text:c="2"/><text:span text:style-name="T11">const</text:span> arraySize = 10; <text:s/>//Note the awkwardness of disallowing constant expressions in the array declaration!</text:p>
        </text:list-item>
        <text:list-item>
          <text:p text:style-name="P13"/>
        </text:list-item>
        <text:list-item>
          <text:p text:style-name="P13"><text:s text:c="2"/><text:span text:style-name="T11">var</text:span> arrayToSort[10] : integer; //Wish we could say "arraySize" in the [] <text:span text:style-name="T11">eh</text:span>? Extra credit....</text:p>
        </text:list-item>
        <text:list-item>
          <text:p text:style-name="P13"><text:s text:c="2"/><text:span text:style-name="T11">var</text:span> i, outerIndex, innerIndex, diminishingUpperLimit : integer;</text:p>
        </text:list-item>
        <text:list-item>
          <text:p text:style-name="P13"><text:s text:c="2"/><text:span text:style-name="T11">var</text:span> swapped : boolean;</text:p>
        </text:list-item>
        <text:list-item>
          <text:p text:style-name="P13"/>
        </text:list-item>
        <text:list-item>
          <text:p text:style-name="P13"><text:s text:c="2"/>//Procedures</text:p>
        </text:list-item>
        <text:list-item>
          <text:p text:style-name="P13"><text:s text:c="2"/>procedure inputValue(slot:integer);</text:p>
        </text:list-item>
        <text:list-item>
          <text:p text:style-name="P13"><text:s text:c="2"/>begin</text:p>
        </text:list-item>
        <text:list-item>
          <text:p text:style-name="P13"><text:s text:c="4"/>read("Enter a number: %d",slot);</text:p>
        </text:list-item>
        <text:list-item>
          <text:p text:style-name="P13"><text:s text:c="4"/>if (slot &gt; upperFilterBoundary)</text:p>
        </text:list-item>
        <text:list-item>
          <text:p text:style-name="P13"><text:s text:c="5"/>then slot := upperFilterBoundary;</text:p>
        </text:list-item>
        <text:list-item>
          <text:p text:style-name="P13"><text:s text:c="5"/>else</text:p>
        </text:list-item>
        <text:list-item>
          <text:p text:style-name="P13"><text:s text:c="7"/>if (slot &lt; lowerFilterBoundary)</text:p>
        </text:list-item>
        <text:list-item>
          <text:p text:style-name="P13"><text:s text:c="7"/>then slot := lowerFilterBoundary;</text:p>
        </text:list-item>
        <text:list-item>
          <text:p text:style-name="P13"><text:s text:c="4"/>return;</text:p>
        </text:list-item>
        <text:list-item>
          <text:p text:style-name="P13"><text:s text:c="2"/>end;</text:p>
        </text:list-item>
        <text:list-item>
          <text:p text:style-name="P13"/>
        </text:list-item>
        <text:list-item>
          <text:p text:style-name="P13"><text:s text:c="2"/>procedure swapValues(slot1,slot2:integer);</text:p>
        </text:list-item>
        <text:list-item>
          <text:p text:style-name="P13"><text:s text:c="2"/>begin</text:p>
        </text:list-item>
        <text:list-item>
          <text:p text:style-name="P13"><text:s text:c="4"/><text:span text:style-name="T11">var</text:span> <text:span text:style-name="T11">temp</text:span> : integer;</text:p>
        </text:list-item>
        <text:list-item>
          <text:p text:style-name="P13"><text:s text:c="4"/><text:span text:style-name="T11">temp</text:span> := slot2;</text:p>
        </text:list-item>
        <text:list-item>
          <text:p text:style-name="P13"><text:s text:c="4"/>slot2 := <text:s/>slot1;</text:p>
        </text:list-item>
        <text:list-item>
          <text:p text:style-name="P13"><text:s text:c="4"/>slot1 := <text:span text:style-name="T11">temp</text:span>;</text:p>
        </text:list-item>
        <text:list-item>
          <text:p text:style-name="P13"><text:s text:c="4"/>return;</text:p>
        </text:list-item>
        <text:list-item>
          <text:p text:style-name="P13"><text:s text:c="2"/>end;</text:p>
        </text:list-item>
        <text:list-item>
          <text:p text:style-name="P13"/>
        </text:list-item>
        <text:list-item>
          <text:p text:style-name="P13"><text:s text:c="2"/>procedure printValue(index,slot:integer);</text:p>
        </text:list-item>
        <text:list-item>
          <text:p text:style-name="P13"><text:s text:c="2"/>begin</text:p>
        </text:list-item>
        <text:list-item>
          <text:p text:style-name="P13"><text:s text:c="4"/>print("Value of array at index %d is %d\n",index,slot);</text:p>
        </text:list-item>
        <text:list-item>
          <text:p text:style-name="P13"><text:s text:c="4"/>return;</text:p>
        </text:list-item>
        <text:list-item>
          <text:p text:style-name="P13"><text:s text:c="2"/>end;</text:p>
        </text:list-item>
        <text:list-item>
          <text:p text:style-name="P13"><text:s/></text:p>
        </text:list-item>
        <text:list-item>
          <text:p text:style-name="P13"><text:s text:c="2"/>//Main program</text:p>
        </text:list-item>
        <text:list-item>
          <text:p text:style-name="P13"><text:s text:c="2"/>begin</text:p>
        </text:list-item>
        <text:list-item>
          <text:p text:style-name="P13"/>
        </text:list-item>
        <text:list-item>
          <text:p text:style-name="P13"><text:s text:c="4"/>//Read in values</text:p>
        </text:list-item>
        <text:list-item>
          <text:p text:style-name="P13"><text:s text:c="4"/>for i := 1 to arraySize do call inputValue(arrayToSort[i]);</text:p>
        </text:list-item>
        <text:list-item>
          <text:p text:style-name="P13"/>
        </text:list-item>
        <text:list-item>
          <text:p text:style-name="P13"><text:s text:c="4"/>//Perform bubble sort</text:p>
        </text:list-item>
        <text:list-item>
          <text:p text:style-name="P13"><text:s text:c="4"/>diminishingUpperLimit := arraySize - 1;</text:p>
        </text:list-item>
        <text:list-item>
          <text:p text:style-name="P13"><text:s text:c="4"/>for outerIndex := 1 to arraySize do</text:p>
        </text:list-item>
        <text:list-item>
          <text:p text:style-name="P13"><text:s text:c="6"/>begin</text:p>
        </text:list-item>
        <text:list-item>
          <text:p text:style-name="P13"><text:s text:c="8"/>swapped := false;</text:p>
        </text:list-item>
        <text:list-item>
          <text:p text:style-name="P13"><text:s text:c="8"/>for innerIndex := 1 to diminishingUpperLimit do</text:p>
        </text:list-item>
        <text:list-item>
          <text:p text:style-name="P13"><text:s text:c="12"/>if (arrayToSort[innerIndex]&gt;arrayToSort[innerIndex+1]) then</text:p>
        </text:list-item>
        <text:list-item>
          <text:p text:style-name="P13"><text:s text:c="14"/>begin</text:p>
        </text:list-item>
        <text:list-item>
          <text:p text:style-name="P13"><text:s text:c="16"/>call swapValues(arrayToSort[innerIndex],arrayToSort[innerIndex+1]);</text:p>
        </text:list-item>
        <text:list-item>
          <text:p text:style-name="P13"><text:s text:c="16"/>swapped := true;</text:p>
        </text:list-item>
        <text:list-item>
          <text:p text:style-name="P13"><text:s text:c="14"/>end;</text:p>
        </text:list-item>
        <text:list-item>
          <text:p text:style-name="P13"><text:s text:c="8"/>diminishingUpperLimit := diminishingUpperLimit - 1;</text:p>
        </text:list-item>
        <text:list-item>
          <text:p text:style-name="P13"><text:s text:c="8"/>if <text:s/>not swapped <text:s/>then outerIndex := arraySize + 1;</text:p>
        </text:list-item>
        <text:list-item>
          <text:p text:style-name="P13"><text:soft-page-break/><text:s text:c="6"/>end;</text:p>
        </text:list-item>
        <text:list-item>
          <text:p text:style-name="P13"/>
        </text:list-item>
        <text:list-item>
          <text:p text:style-name="P13"><text:s text:c="4"/>//Print values</text:p>
        </text:list-item>
        <text:list-item>
          <text:p text:style-name="P13"><text:s text:c="4"/>for i := 1 to arraySize do call printValue(arrayToSort[i]);</text:p>
        </text:list-item>
        <text:list-item>
          <text:p text:style-name="P13"/>
        </text:list-item>
        <text:list-item>
          <text:p text:style-name="P16"><text:span text:style-name="T13"><text:s text:c="2"/>end;</text:span></text:p>
        </text:list-item>
      </text:list>
      <text:h text:style-name="Heading_20_2" text:outline-level="2"/>
      <text:h text:style-name="P22" text:outline-level="2">Output</text:h>
      <text:p text:style-name="Text_20_body">The line numbers are grouped for your reading convenience (and to shorten the output).</text:p>
      <text:p text:style-name="Text_20_body"/>
      <text:p text:style-name="P12">1: Beginning bracketed comment... 8: ...End of bracketed comment</text:p>
      <text:p text:style-name="P14"/>
      <text:p text:style-name="P15">10: Beginning line comment... ...End of line comment</text:p>
      <text:p text:style-name="P14"/>
      <text:p text:style-name="P14"><text:span text:style-name="T10">12: startMainBlock -&gt; /* empty */</text:span></text:p>
      <text:p text:style-name="P14"><text:span text:style-name="T10">12: constDecList {empty} -&gt; /* empty */</text:span></text:p>
      <text:p text:style-name="P15">12: idList {single} -&gt; id</text:p>
      <text:p text:style-name="P14"><text:span text:style-name="T10">identifier lexeme: upperFilterBoundary</text:span></text:p>
      <text:p text:style-name="P15">12: prim {const} -&gt; intConst</text:p>
      <text:p text:style-name="P14"><text:span text:style-name="T10">intConst lexeme: 50</text:span></text:p>
      <text:p text:style-name="P14"><text:span text:style-name="T10">12: factor {positive} -&gt; prim</text:span></text:p>
      <text:p text:style-name="P15">12: ConstDec {idList} -&gt; const idList equals factor semicolon</text:p>
      <text:p text:style-name="P14"><text:span text:style-name="T10">intConst lexeme: null</text:span></text:p>
      <text:p text:style-name="P14"><text:span text:style-name="T10">12: constDecList {nonempty} -&gt; constDecList constDec</text:span></text:p>
      <text:p text:style-name="P14"><text:span text:style-name="T10"/></text:p>
      <text:p text:style-name="P15">13: idList {single} -&gt; id</text:p>
      <text:p text:style-name="P14"><text:span text:style-name="T10">identifier lexeme: lowerFilterBoundary</text:span></text:p>
      <text:p text:style-name="P15">13: prim {const} -&gt; intConst</text:p>
      <text:p text:style-name="P14"><text:span text:style-name="T10">intConst lexeme: 50</text:span></text:p>
      <text:p text:style-name="P14"><text:span text:style-name="T10">13: factor {negative} -&gt; minus prim</text:span></text:p>
      <text:p text:style-name="P15">13: ConstDec {idList} -&gt; const idList equals factor semicolon</text:p>
      <text:p text:style-name="P14"><text:span text:style-name="T10">intConst lexeme: null</text:span></text:p>
      <text:p text:style-name="P15">13: constDecList {nonempty} -&gt; constDecList constDec</text:p>
      <text:p text:style-name="P14"/>
      <text:p text:style-name="P15">14: idList {single} -&gt; id</text:p>
      <text:p text:style-name="P14"><text:span text:style-name="T10">identifier lexeme: arraySize</text:span></text:p>
      <text:p text:style-name="P15">14: prim {const} -&gt; intConst</text:p>
      <text:p text:style-name="P14"><text:span text:style-name="T10">intConst lexeme: 10</text:span></text:p>
      <text:p text:style-name="P14"><text:span text:style-name="T10">14: factor {positive} -&gt; prim</text:span></text:p>
      <text:p text:style-name="P15">14: ConstDec {idList} -&gt; const idList equals factor semicolon</text:p>
      <text:p text:style-name="P14"><text:span text:style-name="T10">intConst lexeme: null</text:span></text:p>
      <text:p text:style-name="P14"><text:span text:style-name="T10">14: constDecList {nonempty} -&gt; constDecList constDec</text:span></text:p>
      <text:p text:style-name="P15">14: Beginning line comment... ...End of line comment</text:p>
      <text:p text:style-name="P14"/>
      <text:p text:style-name="P14"><text:span text:style-name="T10">16: varDecList {empty} -&gt; /* empty */</text:span></text:p>
      <text:p text:style-name="P15">16: arrayIdList {single} -&gt; id lbracket intConst rbracket</text:p>
      <text:p text:style-name="P15">identifier lexeme: arrayToSort</text:p>
      <text:p text:style-name="P14"><text:span text:style-name="T10">intConst lexeme: 10</text:span></text:p>
      <text:p text:style-name="P14"><text:span text:style-name="T10">16: scalarType {integer} -&gt; integer</text:span></text:p>
      <text:p text:style-name="P14"><text:span text:style-name="T10">16: VarDec {arrayIdList} -&gt; var arrayIdList colon scalarType semicolon</text:span></text:p>
      <text:p text:style-name="P14"><text:span text:style-name="T10">16: varDecList {nonempty} -&gt; varDecList varDec</text:span></text:p>
      <text:p text:style-name="P15">16: Beginning line comment... ...End of line comment</text:p>
      <text:p text:style-name="P14"/>
      <text:p text:style-name="P15">17: idList {single} -&gt; id</text:p>
      <text:p text:style-name="P14"><text:span text:style-name="T10">identifier lexeme: diminishingUpperLimit</text:span></text:p>
      <text:p text:style-name="P15">17: idList {list} -&gt; id comma idList</text:p>
      <text:p text:style-name="P14"><text:span text:style-name="T10">identifier lexeme: innerIndex</text:span></text:p>
      <text:p text:style-name="P15">17: idList {list} -&gt; id comma idList</text:p>
      <text:p text:style-name="P14"><text:span text:style-name="T10">identifier lexeme: outerIndex</text:span></text:p>
      <text:p text:style-name="P15">17: idList {list} -&gt; id comma idList</text:p>
      <text:p text:style-name="P14"><text:span text:style-name="T10">identifier lexeme: i</text:span></text:p>
      <text:p text:style-name="P14"><text:span text:style-name="T10">17: scalarType {integer} -&gt; integer</text:span></text:p>
      <text:p text:style-name="P14"><text:span text:style-name="T10">17: VarDec {idList} -&gt; var idList colon scalarType semicolon</text:span></text:p>
      <text:p text:style-name="P15">17: varDecList {nonempty} -&gt; varDecList varDec</text:p>
      <text:p text:style-name="P14"/>
      <text:p text:style-name="P15">18: idList {single} -&gt; id</text:p>
      <text:p text:style-name="P14"><text:span text:style-name="T10">identifier lexeme: swapped</text:span></text:p>
      <text:p text:style-name="P14"><text:span text:style-name="T10">18: scalarType {boolean} -&gt; boolean</text:span></text:p>
      <text:p text:style-name="P14"><text:span text:style-name="T10">18: VarDec {idList} -&gt; var idList colon scalarType semicolon</text:span></text:p>
      <text:p text:style-name="P15">18: varDecList {nonempty} -&gt; varDecList varDec</text:p>
      <text:p text:style-name="P14"/>
      <text:p text:style-name="P15">20: Beginning line comment... ...End of line comment</text:p>
      <text:p text:style-name="P14"/>
      <text:p text:style-name="P14"><text:span text:style-name="T10">21: procDecList {empty} -&gt; /* empty */</text:span></text:p>
      <text:p text:style-name="P15">21: idList {single} -&gt; id</text:p>
      <text:p text:style-name="P14"><text:span text:style-name="T10">identifier lexeme: slot</text:span></text:p>
      <text:p text:style-name="P14"><text:span text:style-name="T10">21: scalarType {integer} -&gt; integer</text:span></text:p>
      <text:p text:style-name="P14"><text:soft-page-break/><text:span text:style-name="T10">21: formal -&gt; idList colon scalarType</text:span></text:p>
      <text:p text:style-name="P15">21: formalList {single} -&gt; formal</text:p>
      <text:p text:style-name="P14"/>
      <text:p text:style-name="P14"><text:span text:style-name="T10">23: startNewBlock -&gt; <text:s/>/* empty */</text:span></text:p>
      <text:p text:style-name="P14"><text:span text:style-name="T10">23: constDecList {empty} -&gt; /* empty */</text:span></text:p>
      <text:p text:style-name="P14"><text:span text:style-name="T10">23: varDecList {empty} -&gt; /* empty */</text:span></text:p>
      <text:p text:style-name="P14"><text:span text:style-name="T10">23: statementList {empty} -&gt; /* empty */</text:span></text:p>
      <text:p text:style-name="P14"><text:span text:style-name="T10">23: inputTargetList {empty} -&gt; /* empty */</text:span></text:p>
      <text:p text:style-name="P15">23: inputTarget {id} -&gt; id</text:p>
      <text:p text:style-name="P14"><text:span text:style-name="T10">identifier lexeme: slot</text:span></text:p>
      <text:p text:style-name="P14"><text:span text:style-name="T10">23: inputTargetList {nonempty} -&gt; inputTargetList comma expr</text:span></text:p>
      <text:p text:style-name="P15">23: readStmnt -&gt; read lparen stringConst inputTargetList rparen semicolon;</text:p>
      <text:p text:style-name="P14"><text:span text:style-name="T10">string lexeme: "Enter a number: %d"</text:span></text:p>
      <text:p text:style-name="P14"><text:span text:style-name="T10">23: statement {readStmnt} -&gt; readStmnt</text:span></text:p>
      <text:p text:style-name="P15">23: statementList {nonempty} -&gt; statementList statement</text:p>
      <text:p text:style-name="P14"/>
      <text:p text:style-name="P15">24: value {id} -&gt; id</text:p>
      <text:p text:style-name="P14"><text:span text:style-name="T10">identifier lexeme: slot</text:span></text:p>
      <text:p text:style-name="P14"><text:span text:style-name="T10">24: prim {value} -&gt; value</text:span></text:p>
      <text:p text:style-name="P14"><text:span text:style-name="T10">24: factor {positive} -&gt; prim</text:span></text:p>
      <text:p text:style-name="P14"><text:span text:style-name="T10">24: term {factor} -&gt; factor</text:span></text:p>
      <text:p text:style-name="P14"><text:span text:style-name="T10">24: expr {term} -&gt; term</text:span></text:p>
      <text:p text:style-name="P14"><text:span text:style-name="T10">24: relop{greaterThan} -&gt; greaterThan</text:span></text:p>
      <text:p text:style-name="P15">24: value {id} -&gt; id</text:p>
      <text:p text:style-name="P15">identifier lexeme: upperFilterBoundary</text:p>
      <text:p text:style-name="P14"/>
      <text:p text:style-name="P14"><text:span text:style-name="T10">24: prim {value} -&gt; value</text:span></text:p>
      <text:p text:style-name="P14"><text:span text:style-name="T10">24: factor {positive} -&gt; prim</text:span></text:p>
      <text:p text:style-name="P14"><text:span text:style-name="T10">24: term {factor} -&gt; factor</text:span></text:p>
      <text:p text:style-name="P14"><text:span text:style-name="T10">24: expr {term} -&gt; term</text:span></text:p>
      <text:p text:style-name="P14"><text:span text:style-name="T10">24: prim {relop} -&gt; lparen expr relop expr rparen</text:span></text:p>
      <text:p text:style-name="P14"><text:span text:style-name="T10">24: factor {positive} -&gt; prim</text:span></text:p>
      <text:p text:style-name="P14"><text:span text:style-name="T10">24: term {factor} -&gt; factor</text:span></text:p>
      <text:p text:style-name="P15">25: expr {term} -&gt; term</text:p>
      <text:p text:style-name="P14"/>
      <text:p text:style-name="P15">25: value {id} -&gt; id</text:p>
      <text:p text:style-name="P14"><text:span text:style-name="T10">identifier lexeme: upperFilterBoundary</text:span></text:p>
      <text:p text:style-name="P14"><text:span text:style-name="T10">25: prim {value} -&gt; value</text:span></text:p>
      <text:p text:style-name="P14"><text:span text:style-name="T10">25: factor {positive} -&gt; prim</text:span></text:p>
      <text:p text:style-name="P14"><text:span text:style-name="T10">25: term {factor} -&gt; factor</text:span></text:p>
      <text:p text:style-name="P14"><text:span text:style-name="T10">25: expr {term} -&gt; term</text:span></text:p>
      <text:p text:style-name="P15">25: asgnStmnt {int} -&gt; id assign expr semicolon</text:p>
      <text:p text:style-name="P14"><text:span text:style-name="T10">identifier lexeme: slot</text:span></text:p>
      <text:p text:style-name="P15">25: statement {asgnStmnt} -&gt; asgnStmnt</text:p>
      <text:p text:style-name="P14"/>
      <text:p text:style-name="P15">27: value {id} -&gt; id</text:p>
      <text:p text:style-name="P14"><text:span text:style-name="T10">identifier lexeme: slot</text:span></text:p>
      <text:p text:style-name="P14"><text:span text:style-name="T10">27: prim {value} -&gt; value</text:span></text:p>
      <text:p text:style-name="P14"><text:span text:style-name="T10">27: factor {positive} -&gt; prim</text:span></text:p>
      <text:p text:style-name="P14"><text:span text:style-name="T10">27: term {factor} -&gt; factor</text:span></text:p>
      <text:p text:style-name="P14"><text:span text:style-name="T10">27: expr {term} -&gt; term</text:span></text:p>
      <text:p text:style-name="P14"><text:span text:style-name="T10">27: relop{lessThan} -&gt; lessThan</text:span></text:p>
      <text:p text:style-name="P15">27: value {id} -&gt; id</text:p>
      <text:p text:style-name="P14"><text:span text:style-name="T10">identifier lexeme: lowerFilterBoundary</text:span></text:p>
      <text:p text:style-name="P14"><text:span text:style-name="T10">27: prim {value} -&gt; value</text:span></text:p>
      <text:p text:style-name="P14"><text:span text:style-name="T10">27: factor {positive} -&gt; prim</text:span></text:p>
      <text:p text:style-name="P14"><text:span text:style-name="T10">27: term {factor} -&gt; factor</text:span></text:p>
      <text:p text:style-name="P14"><text:span text:style-name="T10">27: expr {term} -&gt; term</text:span></text:p>
      <text:p text:style-name="P14"><text:span text:style-name="T10">27: prim {relop} -&gt; lparen expr relop expr rparen</text:span></text:p>
      <text:p text:style-name="P14"><text:span text:style-name="T10">27: factor {positive} -&gt; prim</text:span></text:p>
      <text:p text:style-name="P15">27: term {factor} -&gt; factor</text:p>
      <text:p text:style-name="P14"/>
      <text:p text:style-name="P14"><text:span text:style-name="T10">28: expr {term} -&gt; term</text:span></text:p>
      <text:p text:style-name="P15">28: value {id} -&gt; id</text:p>
      <text:p text:style-name="P14"><text:span text:style-name="T10">identifier lexeme: lowerFilterBoundary</text:span></text:p>
      <text:p text:style-name="P14"><text:span text:style-name="T10">28: prim {value} -&gt; value</text:span></text:p>
      <text:p text:style-name="P14"><text:span text:style-name="T10">28: factor {positive} -&gt; prim</text:span></text:p>
      <text:p text:style-name="P14"><text:span text:style-name="T10">28: term {factor} -&gt; factor</text:span></text:p>
      <text:p text:style-name="P14"><text:span text:style-name="T10">28: expr {term} -&gt; term</text:span></text:p>
      <text:p text:style-name="P15">28: asgnStmnt {int} -&gt; id assign expr semicolon</text:p>
      <text:p text:style-name="P14"><text:span text:style-name="T10">identifier lexeme: slot</text:span></text:p>
      <text:p text:style-name="P15">28: statement {asgnStmnt} -&gt; asgnStmnt</text:p>
      <text:p text:style-name="P14"/>
      <text:p text:style-name="P14"><text:span text:style-name="T10">29: condStmnt {ifThen} -&gt; if expr then statement %shift else</text:span></text:p>
      <text:p text:style-name="P14"><text:soft-page-break/><text:span text:style-name="T10">29: statement {condStmnt} -&gt; condStmnt</text:span></text:p>
      <text:p text:style-name="P14"><text:span text:style-name="T10">29: condStmnt {ifThenElse} -&gt; if expr then statement else statement</text:span></text:p>
      <text:p text:style-name="P14"><text:span text:style-name="T10">29: statement {condStmnt} -&gt; condStmnt</text:span></text:p>
      <text:p text:style-name="P14"><text:span text:style-name="T10">29: statementList {nonempty} -&gt; statementList statement</text:span></text:p>
      <text:p text:style-name="P14"><text:span text:style-name="T10">29: returnStmnt -&gt; return semicolon</text:span></text:p>
      <text:p text:style-name="P14"><text:span text:style-name="T10">29: statement {returnStmnt} -&gt; returnStmnt</text:span></text:p>
      <text:p text:style-name="P15">29: statementList {nonempty} -&gt; statementList statement</text:p>
      <text:p text:style-name="P14"/>
      <text:p text:style-name="P14"><text:span text:style-name="T10">30: endCurrentBlock -&gt; <text:s text:c="2"/>/* empty */</text:span></text:p>
      <text:p text:style-name="P15">30: blockStmnt -&gt; begin</text:p>
      <text:p text:style-name="P15"><text:s text:c="14"/>startNewBlock</text:p>
      <text:p text:style-name="P15"><text:s text:c="14"/>constDecList</text:p>
      <text:p text:style-name="P15"><text:s text:c="14"/>varDecList</text:p>
      <text:p text:style-name="P15"><text:s text:c="14"/>StatementList</text:p>
      <text:p text:style-name="P15"><text:s text:c="14"/>end</text:p>
      <text:p text:style-name="P15"><text:s text:c="14"/>endCurrentBlock</text:p>
      <text:p text:style-name="P14"><text:span text:style-name="T10"><text:s text:c="14"/>semicolon</text:span></text:p>
      <text:p text:style-name="P15">30: procDec -&gt; <text:s/>procedure id lparen formalList rparen semicolon blockStmnt</text:p>
      <text:p text:style-name="P14"><text:span text:style-name="T10">identifier lexeme: inputValue</text:span></text:p>
      <text:p text:style-name="P15">30: procDecList {nonempty} -&gt; procDecList procDec</text:p>
      <text:p text:style-name="P14"/>
      <text:p text:style-name="P15">32: idList {single} -&gt; id</text:p>
      <text:p text:style-name="P14"><text:span text:style-name="T10">identifier lexeme: slot2</text:span></text:p>
      <text:p text:style-name="P15">32: idList {list} -&gt; id comma idList</text:p>
      <text:p text:style-name="P14"><text:span text:style-name="T10">identifier lexeme: slot1</text:span></text:p>
      <text:p text:style-name="P14"><text:span text:style-name="T10">32: scalarType {integer} -&gt; integer</text:span></text:p>
      <text:p text:style-name="P14"><text:span text:style-name="T10">32: formal -&gt; idList colon scalarType</text:span></text:p>
      <text:p text:style-name="P15">32: formalList {single} -&gt; formal</text:p>
      <text:p text:style-name="P14"/>
      <text:p text:style-name="P14"><text:span text:style-name="T10">34: startNewBlock -&gt; <text:s/>/* empty */</text:span></text:p>
      <text:p text:style-name="P14"><text:span text:style-name="T10">34: constDecList {empty} -&gt; /* empty */</text:span></text:p>
      <text:p text:style-name="P14"><text:span text:style-name="T10">34: varDecList {empty} -&gt; /* empty */</text:span></text:p>
      <text:p text:style-name="P15">34: idList {single} -&gt; id</text:p>
      <text:p text:style-name="P14"><text:span text:style-name="T10">identifier lexeme: temp</text:span></text:p>
      <text:p text:style-name="P14"><text:span text:style-name="T10">34: scalarType {integer} -&gt; integer</text:span></text:p>
      <text:p text:style-name="P14"><text:span text:style-name="T10">34: VarDec {idList} -&gt; var idList colon scalarType semicolon</text:span></text:p>
      <text:p text:style-name="P15">34: varDecList {nonempty} -&gt; varDecList varDec</text:p>
      <text:p text:style-name="P14"/>
      <text:p text:style-name="P14"><text:span text:style-name="T10">35: statementList {empty} -&gt; /* empty */</text:span></text:p>
      <text:p text:style-name="P15">35: value {id} -&gt; id</text:p>
      <text:p text:style-name="P14"><text:span text:style-name="T10">identifier lexeme: slot2</text:span></text:p>
      <text:p text:style-name="P14"><text:span text:style-name="T10">35: prim {value} -&gt; value</text:span></text:p>
      <text:p text:style-name="P14"><text:span text:style-name="T10">35: factor {positive} -&gt; prim</text:span></text:p>
      <text:p text:style-name="P14"><text:span text:style-name="T10">35: term {factor} -&gt; factor</text:span></text:p>
      <text:p text:style-name="P14"><text:span text:style-name="T10">35: expr {term} -&gt; term</text:span></text:p>
      <text:p text:style-name="P15">35: asgnStmnt {int} -&gt; id assign expr semicolon</text:p>
      <text:p text:style-name="P14"><text:span text:style-name="T10">identifier lexeme: temp</text:span></text:p>
      <text:p text:style-name="P14"><text:span text:style-name="T10">35: statement {asgnStmnt} -&gt; asgnStmnt</text:span></text:p>
      <text:p text:style-name="P15">35: statementList {nonempty} -&gt; statementList statement</text:p>
      <text:p text:style-name="P14"/>
      <text:p text:style-name="P15">36: value {id} -&gt; id</text:p>
      <text:p text:style-name="P14"><text:span text:style-name="T10">identifier lexeme: slot1</text:span></text:p>
      <text:p text:style-name="P14"><text:span text:style-name="T10">36: prim {value} -&gt; value</text:span></text:p>
      <text:p text:style-name="P14"><text:span text:style-name="T10">36: factor {positive} -&gt; prim</text:span></text:p>
      <text:p text:style-name="P14"><text:span text:style-name="T10">36: term {factor} -&gt; factor</text:span></text:p>
      <text:p text:style-name="P14"><text:span text:style-name="T10">36: expr {term} -&gt; term</text:span></text:p>
      <text:p text:style-name="P15">36: asgnStmnt {int} -&gt; id assign expr semicolon</text:p>
      <text:p text:style-name="P14"><text:span text:style-name="T10">identifier lexeme: slot2</text:span></text:p>
      <text:p text:style-name="P14"><text:span text:style-name="T10">36: statement {asgnStmnt} -&gt; asgnStmnt</text:span></text:p>
      <text:p text:style-name="P15">36: statementList {nonempty} -&gt; statementList statement</text:p>
      <text:p text:style-name="P14"/>
      <text:p text:style-name="P15">37: value {id} -&gt; id</text:p>
      <text:p text:style-name="P14"><text:span text:style-name="T10">identifier lexeme: temp</text:span></text:p>
      <text:p text:style-name="P14"><text:span text:style-name="T10">37: prim {value} -&gt; value</text:span></text:p>
      <text:p text:style-name="P14"><text:span text:style-name="T10">37: factor {positive} -&gt; prim</text:span></text:p>
      <text:p text:style-name="P14"><text:span text:style-name="T10">37: term {factor} -&gt; factor</text:span></text:p>
      <text:p text:style-name="P14"><text:span text:style-name="T10">37: expr {term} -&gt; term</text:span></text:p>
      <text:p text:style-name="P15">37: asgnStmnt {int} -&gt; id assign expr semicolon</text:p>
      <text:p text:style-name="P14"><text:span text:style-name="T10">identifier lexeme: slot1</text:span></text:p>
      <text:p text:style-name="P14"><text:span text:style-name="T10">37: statement {asgnStmnt} -&gt; asgnStmnt</text:span></text:p>
      <text:p text:style-name="P15">37: statementList {nonempty} -&gt; statementList statement</text:p>
      <text:p text:style-name="P14"/>
      <text:p text:style-name="P14"><text:span text:style-name="T10">38: returnStmnt -&gt; return semicolon</text:span></text:p>
      <text:p text:style-name="P14"><text:span text:style-name="T10">38: statement {returnStmnt} -&gt; returnStmnt</text:span></text:p>
      <text:p text:style-name="P14"><text:soft-page-break/><text:span text:style-name="T10">38: statementList {nonempty} -&gt; statementList statement</text:span></text:p>
      <text:p text:style-name="P14"><text:span text:style-name="T10"/></text:p>
      <text:p text:style-name="P14"><text:span text:style-name="T10">39: endCurrentBlock -&gt; <text:s text:c="2"/>/* empty */</text:span></text:p>
      <text:p text:style-name="P15">39: blockStmnt -&gt; begin</text:p>
      <text:p text:style-name="P15"><text:s text:c="14"/>startNewBlock</text:p>
      <text:p text:style-name="P15"><text:s text:c="14"/>constDecList</text:p>
      <text:p text:style-name="P15"><text:s text:c="14"/>varDecList</text:p>
      <text:p text:style-name="P15"><text:s text:c="14"/>StatementList</text:p>
      <text:p text:style-name="P15"><text:s text:c="14"/>end</text:p>
      <text:p text:style-name="P15"><text:s text:c="14"/>endCurrentBlock</text:p>
      <text:p text:style-name="P14"><text:span text:style-name="T10"><text:s text:c="14"/>semicolon</text:span></text:p>
      <text:p text:style-name="P15">39: procDec -&gt; <text:s/>procedure id lparen formalList rparen semicolon blockStmnt</text:p>
      <text:p text:style-name="P14"><text:span text:style-name="T10">identifier lexeme: swapValues</text:span></text:p>
      <text:p text:style-name="P15">39: procDecList {nonempty} -&gt; procDecList procDec</text:p>
      <text:p text:style-name="P14"/>
      <text:p text:style-name="P15">41: idList {single} -&gt; id</text:p>
      <text:p text:style-name="P14"><text:span text:style-name="T10">identifier lexeme: slot</text:span></text:p>
      <text:p text:style-name="P15">41: idList {list} -&gt; id comma idList</text:p>
      <text:p text:style-name="P14"><text:span text:style-name="T10">identifier lexeme: index</text:span></text:p>
      <text:p text:style-name="P14"><text:span text:style-name="T10">41: scalarType {integer} -&gt; integer</text:span></text:p>
      <text:p text:style-name="P14"><text:span text:style-name="T10">41: formal -&gt; idList colon scalarType</text:span></text:p>
      <text:p text:style-name="P15">41: formalList {single} -&gt; formal</text:p>
      <text:p text:style-name="P14"/>
      <text:p text:style-name="P15">43: startNewBlock -&gt; <text:s/>/* empty */</text:p>
      <text:p text:style-name="P14"><text:span text:style-name="T10">43: constDecList {empty} -&gt; /* empty */</text:span></text:p>
      <text:p text:style-name="P14"><text:span text:style-name="T10">43: varDecList {empty} -&gt; /* empty */</text:span></text:p>
      <text:p text:style-name="P14"><text:span text:style-name="T10">43: statementList {empty} -&gt; /* empty */</text:span></text:p>
      <text:p text:style-name="P14"><text:span text:style-name="T10">43: printExprList {empty} -&gt; /* empty */</text:span></text:p>
      <text:p text:style-name="P15">43: value {id} -&gt; id</text:p>
      <text:p text:style-name="P14"><text:span text:style-name="T10">identifier lexeme: index</text:span></text:p>
      <text:p text:style-name="P14"><text:span text:style-name="T10">43: prim {value} -&gt; value</text:span></text:p>
      <text:p text:style-name="P14"><text:span text:style-name="T10">43: factor {positive} -&gt; prim</text:span></text:p>
      <text:p text:style-name="P14"><text:span text:style-name="T10">43: term {factor} -&gt; factor</text:span></text:p>
      <text:p text:style-name="P14"><text:span text:style-name="T10">43: expr {term} -&gt; term</text:span></text:p>
      <text:p text:style-name="P14"><text:span text:style-name="T10">43: printExprList {nonempty} -&gt; printExprList comma expr</text:span></text:p>
      <text:p text:style-name="P15">43: value {id} -&gt; id</text:p>
      <text:p text:style-name="P14"><text:span text:style-name="T10">identifier lexeme: slot</text:span></text:p>
      <text:p text:style-name="P14"><text:span text:style-name="T10">43: prim {value} -&gt; value</text:span></text:p>
      <text:p text:style-name="P14"><text:span text:style-name="T10">43: factor {positive} -&gt; prim</text:span></text:p>
      <text:p text:style-name="P14"><text:span text:style-name="T10">43: term {factor} -&gt; factor</text:span></text:p>
      <text:p text:style-name="P14"><text:span text:style-name="T10">43: expr {term} -&gt; term</text:span></text:p>
      <text:p text:style-name="P14"><text:span text:style-name="T10">43: printExprList {nonempty} -&gt; printExprList comma expr</text:span></text:p>
      <text:p text:style-name="P14"><text:span text:style-name="T10">43: printStmnt -&gt; print lparen stringConst printExprList rparen semicolon</text:span></text:p>
      <text:p text:style-name="P14"><text:span text:style-name="T10">string lexeme: "Value of array at index %d is %d\n"</text:span></text:p>
      <text:p text:style-name="P14"><text:span text:style-name="T10">43: statement {printStmnt} -&gt; printStmnt</text:span></text:p>
      <text:p text:style-name="P14"><text:span text:style-name="T10">43: statementList {nonempty} -&gt; statementList statement</text:span></text:p>
      <text:p text:style-name="P14"><text:span text:style-name="T10">44: returnStmnt -&gt; return semicolon</text:span></text:p>
      <text:p text:style-name="P14"><text:span text:style-name="T10">44: statement {returnStmnt} -&gt; returnStmnt</text:span></text:p>
      <text:p text:style-name="P15">44: statementList {nonempty} -&gt; statementList statement</text:p>
      <text:p text:style-name="P14"/>
      <text:p text:style-name="P14"><text:span text:style-name="T10">45: endCurrentBlock -&gt; <text:s text:c="2"/>/* empty */</text:span></text:p>
      <text:p text:style-name="P15">45: blockStmnt -&gt; begin</text:p>
      <text:p text:style-name="P15"><text:s text:c="14"/>startNewBlock</text:p>
      <text:p text:style-name="P15"><text:s text:c="14"/>constDecList</text:p>
      <text:p text:style-name="P15"><text:s text:c="14"/>varDecList</text:p>
      <text:p text:style-name="P15"><text:s text:c="14"/>StatementList</text:p>
      <text:p text:style-name="P15"><text:s text:c="14"/>end</text:p>
      <text:p text:style-name="P15"><text:s text:c="14"/>endCurrentBlock</text:p>
      <text:p text:style-name="P14"><text:span text:style-name="T10"><text:s text:c="14"/>semicolon</text:span></text:p>
      <text:p text:style-name="P15">45: procDec -&gt; <text:s/>procedure id lparen formalList rparen semicolon blockStmnt</text:p>
      <text:p text:style-name="P14"><text:span text:style-name="T10">identifier lexeme: printValue</text:span></text:p>
      <text:p text:style-name="P15">45: procDecList {nonempty} -&gt; procDecList procDec</text:p>
      <text:p text:style-name="P14"/>
      <text:p text:style-name="P15">47: Beginning line comment... ...End of line comment</text:p>
      <text:p text:style-name="P14"/>
      <text:p text:style-name="P15">50: Beginning line comment... ...End of line comment</text:p>
      <text:p text:style-name="P14"/>
      <text:p text:style-name="P15">51: prim {const} -&gt; intConst</text:p>
      <text:p text:style-name="P14"><text:span text:style-name="T10">intConst lexeme: 1</text:span></text:p>
      <text:p text:style-name="P14"><text:span text:style-name="T10">51: factor {positive} -&gt; prim</text:span></text:p>
      <text:p text:style-name="P14"><text:span text:style-name="T10">51: term {factor} -&gt; factor</text:span></text:p>
      <text:p text:style-name="P14"><text:span text:style-name="T10">51: expr {term} -&gt; term</text:span></text:p>
      <text:p text:style-name="P15">51: value {id} -&gt; id</text:p>
      <text:p text:style-name="P14"><text:span text:style-name="T10">identifier lexeme: arraySize</text:span></text:p>
      <text:p text:style-name="P14"><text:soft-page-break/><text:span text:style-name="T10">51: prim {value} -&gt; value</text:span></text:p>
      <text:p text:style-name="P14"><text:span text:style-name="T10">51: factor {positive} -&gt; prim</text:span></text:p>
      <text:p text:style-name="P14"><text:span text:style-name="T10">51: term {factor} -&gt; factor</text:span></text:p>
      <text:p text:style-name="P14"><text:span text:style-name="T10">51: expr {term} -&gt; term</text:span></text:p>
      <text:p text:style-name="P15">51: value {id} -&gt; id</text:p>
      <text:p text:style-name="P14"><text:span text:style-name="T10">identifier lexeme: i</text:span></text:p>
      <text:p text:style-name="P14"><text:span text:style-name="T10">51: prim {value} -&gt; value</text:span></text:p>
      <text:p text:style-name="P14"><text:span text:style-name="T10">51: factor {positive} -&gt; prim</text:span></text:p>
      <text:p text:style-name="P14"><text:span text:style-name="T10">51: term {factor} -&gt; factor</text:span></text:p>
      <text:p text:style-name="P14"><text:span text:style-name="T10">51: expr {term} -&gt; term</text:span></text:p>
      <text:p text:style-name="P15">51: value {expr} -&gt; id lbracket expr rbracket</text:p>
      <text:p text:style-name="P14"><text:span text:style-name="T10">identifier lexeme: arrayToSort</text:span></text:p>
      <text:p text:style-name="P14"><text:span text:style-name="T10">51: prim {value} -&gt; value</text:span></text:p>
      <text:p text:style-name="P14"><text:span text:style-name="T10">51: factor {positive} -&gt; prim</text:span></text:p>
      <text:p text:style-name="P14"><text:span text:style-name="T10">51: term {factor} -&gt; factor</text:span></text:p>
      <text:p text:style-name="P14"><text:span text:style-name="T10">51: expr {term} -&gt; term</text:span></text:p>
      <text:p text:style-name="P14"><text:span text:style-name="T10">51: exprList {single} -&gt; expr</text:span></text:p>
      <text:p text:style-name="P15">51: callStmnt {exprList} -&gt; call id lparen exprList rparen semicolon</text:p>
      <text:p text:style-name="P14"><text:span text:style-name="T10">identifier lexeme: inputValue</text:span></text:p>
      <text:p text:style-name="P14"><text:span text:style-name="T10">51: statement {callStmnt} -&gt; callStmnt</text:span></text:p>
      <text:p text:style-name="P15">51: forStmnt -&gt; for id assign expr to expr do statement</text:p>
      <text:p text:style-name="P14"><text:span text:style-name="T10">identifier lexeme: i</text:span></text:p>
      <text:p text:style-name="P14"><text:span text:style-name="T10">51: statement {forStmnt} -&gt; forStmnt</text:span></text:p>
      <text:p text:style-name="P14"><text:span text:style-name="T10"/></text:p>
      <text:p text:style-name="P15">53: Beginning line comment... ...End of line comment</text:p>
      <text:p text:style-name="P14"/>
      <text:p text:style-name="P14"><text:span text:style-name="T10">54: statementList {empty} -&gt; /* empty */</text:span></text:p>
      <text:p text:style-name="P15">54: value {id} -&gt; id</text:p>
      <text:p text:style-name="P14"><text:span text:style-name="T10">identifier lexeme: arraySize</text:span></text:p>
      <text:p text:style-name="P14"><text:span text:style-name="T10">54: prim {value} -&gt; value</text:span></text:p>
      <text:p text:style-name="P14"><text:span text:style-name="T10">54: factor {positive} -&gt; prim</text:span></text:p>
      <text:p text:style-name="P14"><text:span text:style-name="T10">54: term {factor} -&gt; factor</text:span></text:p>
      <text:p text:style-name="P14"><text:span text:style-name="T10">54: expr {term} -&gt; term</text:span></text:p>
      <text:p text:style-name="P15">54: prim {const} -&gt; intConst</text:p>
      <text:p text:style-name="P14"><text:span text:style-name="T10">intConst lexeme: 1</text:span></text:p>
      <text:p text:style-name="P14"><text:span text:style-name="T10">54: factor {positive} -&gt; prim</text:span></text:p>
      <text:p text:style-name="P14"><text:span text:style-name="T10">54: term {factor} -&gt; factor</text:span></text:p>
      <text:p text:style-name="P14"><text:span text:style-name="T10">54: expr {minus} -&gt; expr minus term</text:span></text:p>
      <text:p text:style-name="P15">54: asgnStmnt {int} -&gt; id assign expr semicolon</text:p>
      <text:p text:style-name="P14"><text:span text:style-name="T10">identifier lexeme: diminishingUpperLimit</text:span></text:p>
      <text:p text:style-name="P14"><text:span text:style-name="T10">54: statement {asgnStmnt} -&gt; asgnStmnt</text:span></text:p>
      <text:p text:style-name="P14"><text:span text:style-name="T10">54: statementList {nonempty} -&gt; statementList statement</text:span></text:p>
      <text:p text:style-name="P14"><text:span text:style-name="T10"/></text:p>
      <text:p text:style-name="P15">55: prim {const} -&gt; intConst</text:p>
      <text:p text:style-name="P14"><text:span text:style-name="T10">intConst lexeme: 1</text:span></text:p>
      <text:p text:style-name="P14"><text:span text:style-name="T10">55: factor {positive} -&gt; prim</text:span></text:p>
      <text:p text:style-name="P14"><text:span text:style-name="T10">55: term {factor} -&gt; factor</text:span></text:p>
      <text:p text:style-name="P14"><text:span text:style-name="T10">55: expr {term} -&gt; term</text:span></text:p>
      <text:p text:style-name="P15">55: value {id} -&gt; id</text:p>
      <text:p text:style-name="P14"><text:span text:style-name="T10">identifier lexeme: arraySize</text:span></text:p>
      <text:p text:style-name="P14"><text:span text:style-name="T10">55: prim {value} -&gt; value</text:span></text:p>
      <text:p text:style-name="P14"><text:span text:style-name="T10">55: factor {positive} -&gt; prim</text:span></text:p>
      <text:p text:style-name="P14"><text:span text:style-name="T10">55: term {factor} -&gt; factor</text:span></text:p>
      <text:p text:style-name="P14"><text:span text:style-name="T10">55: expr {term} -&gt; term</text:span></text:p>
      <text:p text:style-name="P14"><text:span text:style-name="T10">57: startNewBlock -&gt; <text:s/>/* empty */</text:span></text:p>
      <text:p text:style-name="P14"><text:span text:style-name="T10">57: constDecList {empty} -&gt; /* empty */</text:span></text:p>
      <text:p text:style-name="P14"><text:span text:style-name="T10">57: varDecList {empty} -&gt; /* empty */</text:span></text:p>
      <text:p text:style-name="P14"><text:span text:style-name="T10">57: statementList {empty} -&gt; /* empty */</text:span></text:p>
      <text:p text:style-name="P15">57: value {id} -&gt; id</text:p>
      <text:p text:style-name="P14"><text:span text:style-name="T10">identifier lexeme: false</text:span></text:p>
      <text:p text:style-name="P14"><text:span text:style-name="T10">57: prim {value} -&gt; value</text:span></text:p>
      <text:p text:style-name="P14"><text:span text:style-name="T10">57: factor {positive} -&gt; prim</text:span></text:p>
      <text:p text:style-name="P14"><text:span text:style-name="T10">57: term {factor} -&gt; factor</text:span></text:p>
      <text:p text:style-name="P14"><text:span text:style-name="T10">57: expr {term} -&gt; term</text:span></text:p>
      <text:p text:style-name="P15">57: asgnStmnt {int} -&gt; id assign expr semicolon</text:p>
      <text:p text:style-name="P14"><text:span text:style-name="T10">identifier lexeme: swapped</text:span></text:p>
      <text:p text:style-name="P14"><text:span text:style-name="T10">57: statement {asgnStmnt} -&gt; asgnStmnt</text:span></text:p>
      <text:p text:style-name="P15">57: statementList {nonempty} -&gt; statementList statement</text:p>
      <text:p text:style-name="P14"/>
      <text:p text:style-name="P15">58: prim {const} -&gt; intConst</text:p>
      <text:p text:style-name="P14"><text:span text:style-name="T10">intConst lexeme: 1</text:span></text:p>
      <text:p text:style-name="P14"><text:span text:style-name="T10">58: factor {positive} -&gt; prim</text:span></text:p>
      <text:p text:style-name="P14"><text:span text:style-name="T10">58: term {factor} -&gt; factor</text:span></text:p>
      <text:p text:style-name="P14"><text:span text:style-name="T10">58: expr {term} -&gt; term</text:span></text:p>
      <text:p text:style-name="P15"><text:soft-page-break/>58: value {id} -&gt; id</text:p>
      <text:p text:style-name="P14"><text:span text:style-name="T10">identifier lexeme: diminishingUpperLimit</text:span></text:p>
      <text:p text:style-name="P14"><text:span text:style-name="T10">58: prim {value} -&gt; value</text:span></text:p>
      <text:p text:style-name="P14"><text:span text:style-name="T10">58: factor {positive} -&gt; prim</text:span></text:p>
      <text:p text:style-name="P14"><text:span text:style-name="T10">58: term {factor} -&gt; factor</text:span></text:p>
      <text:p text:style-name="P15">58: expr {term} -&gt; term</text:p>
      <text:p text:style-name="P14"/>
      <text:p text:style-name="P15">59: value {id} -&gt; id</text:p>
      <text:p text:style-name="P14"><text:span text:style-name="T10">identifier lexeme: innerIndex</text:span></text:p>
      <text:p text:style-name="P14"><text:span text:style-name="T10">59: prim {value} -&gt; value</text:span></text:p>
      <text:p text:style-name="P14"><text:span text:style-name="T10">59: factor {positive} -&gt; prim</text:span></text:p>
      <text:p text:style-name="P14"><text:span text:style-name="T10">59: term {factor} -&gt; factor</text:span></text:p>
      <text:p text:style-name="P14"><text:span text:style-name="T10">59: expr {term} -&gt; term</text:span></text:p>
      <text:p text:style-name="P15">59: value {expr} -&gt; id lbracket expr rbracket</text:p>
      <text:p text:style-name="P14"><text:span text:style-name="T10">identifier lexeme: arrayToSort</text:span></text:p>
      <text:p text:style-name="P14"><text:span text:style-name="T10">59: prim {value} -&gt; value</text:span></text:p>
      <text:p text:style-name="P14"><text:span text:style-name="T10">59: factor {positive} -&gt; prim</text:span></text:p>
      <text:p text:style-name="P14"><text:span text:style-name="T10">59: term {factor} -&gt; factor</text:span></text:p>
      <text:p text:style-name="P14"><text:span text:style-name="T10">59: expr {term} -&gt; term</text:span></text:p>
      <text:p text:style-name="P14"><text:span text:style-name="T10">59: relop{greaterThan} -&gt; greaterThan</text:span></text:p>
      <text:p text:style-name="P15">59: value {id} -&gt; id</text:p>
      <text:p text:style-name="P14"><text:span text:style-name="T10">identifier lexeme: innerIndex</text:span></text:p>
      <text:p text:style-name="P14"><text:span text:style-name="T10">59: prim {value} -&gt; value</text:span></text:p>
      <text:p text:style-name="P14"><text:span text:style-name="T10">59: factor {positive} -&gt; prim</text:span></text:p>
      <text:p text:style-name="P14"><text:span text:style-name="T10">59: term {factor} -&gt; factor</text:span></text:p>
      <text:p text:style-name="P14"><text:span text:style-name="T10">59: expr {term} -&gt; term</text:span></text:p>
      <text:p text:style-name="P15">59: prim {const} -&gt; intConst</text:p>
      <text:p text:style-name="P14"><text:span text:style-name="T10">intConst lexeme: 1</text:span></text:p>
      <text:p text:style-name="P14"><text:span text:style-name="T10">59: factor {positive} -&gt; prim</text:span></text:p>
      <text:p text:style-name="P14"><text:span text:style-name="T10">59: term {factor} -&gt; factor</text:span></text:p>
      <text:p text:style-name="P14"><text:span text:style-name="T10">59: expr {plus} -&gt; expr plus term</text:span></text:p>
      <text:p text:style-name="P15">59: value {expr} -&gt; id lbracket expr rbracket</text:p>
      <text:p text:style-name="P14"><text:span text:style-name="T10">identifier lexeme: arrayToSort</text:span></text:p>
      <text:p text:style-name="P14"><text:span text:style-name="T10">59: prim {value} -&gt; value</text:span></text:p>
      <text:p text:style-name="P14"><text:span text:style-name="T10">59: factor {positive} -&gt; prim</text:span></text:p>
      <text:p text:style-name="P14"><text:span text:style-name="T10">59: term {factor} -&gt; factor</text:span></text:p>
      <text:p text:style-name="P14"><text:span text:style-name="T10">59: expr {term} -&gt; term</text:span></text:p>
      <text:p text:style-name="P14"><text:span text:style-name="T10">59: prim {relop} -&gt; lparen expr relop expr rparen</text:span></text:p>
      <text:p text:style-name="P14"><text:span text:style-name="T10">59: factor {positive} -&gt; prim</text:span></text:p>
      <text:p text:style-name="P14"><text:span text:style-name="T10">59: term {factor} -&gt; factor</text:span></text:p>
      <text:p text:style-name="P15">59: expr {term} -&gt; term</text:p>
      <text:p text:style-name="P14"/>
      <text:p text:style-name="P14"><text:span text:style-name="T10">61: startNewBlock -&gt; <text:s/>/* empty */</text:span></text:p>
      <text:p text:style-name="P14"><text:span text:style-name="T10">61: constDecList {empty} -&gt; /* empty */</text:span></text:p>
      <text:p text:style-name="P14"><text:span text:style-name="T10">61: varDecList {empty} -&gt; /* empty */</text:span></text:p>
      <text:p text:style-name="P14"><text:span text:style-name="T10">61: statementList {empty} -&gt; /* empty */</text:span></text:p>
      <text:p text:style-name="P15">61: value {id} -&gt; id</text:p>
      <text:p text:style-name="P14"><text:span text:style-name="T10">identifier lexeme: innerIndex</text:span></text:p>
      <text:p text:style-name="P14"><text:span text:style-name="T10">61: prim {value} -&gt; value</text:span></text:p>
      <text:p text:style-name="P14"><text:span text:style-name="T10">61: factor {positive} -&gt; prim</text:span></text:p>
      <text:p text:style-name="P14"><text:span text:style-name="T10">61: term {factor} -&gt; factor</text:span></text:p>
      <text:p text:style-name="P14"><text:span text:style-name="T10">61: expr {term} -&gt; term</text:span></text:p>
      <text:p text:style-name="P15">61: value {expr} -&gt; id lbracket expr rbracket</text:p>
      <text:p text:style-name="P14"><text:span text:style-name="T10">identifier lexeme: arrayToSort</text:span></text:p>
      <text:p text:style-name="P14"><text:span text:style-name="T10">61: prim {value} -&gt; value</text:span></text:p>
      <text:p text:style-name="P14"><text:span text:style-name="T10">61: factor {positive} -&gt; prim</text:span></text:p>
      <text:p text:style-name="P14"><text:span text:style-name="T10">61: term {factor} -&gt; factor</text:span></text:p>
      <text:p text:style-name="P14"><text:span text:style-name="T10">61: expr {term} -&gt; term</text:span></text:p>
      <text:p text:style-name="P15">61: value {id} -&gt; id</text:p>
      <text:p text:style-name="P14"><text:span text:style-name="T10">identifier lexeme: innerIndex</text:span></text:p>
      <text:p text:style-name="P14"><text:span text:style-name="T10">61: prim {value} -&gt; value</text:span></text:p>
      <text:p text:style-name="P14"><text:span text:style-name="T10">61: factor {positive} -&gt; prim</text:span></text:p>
      <text:p text:style-name="P14"><text:span text:style-name="T10">61: term {factor} -&gt; factor</text:span></text:p>
      <text:p text:style-name="P14"><text:span text:style-name="T10">61: expr {term} -&gt; term</text:span></text:p>
      <text:p text:style-name="P15">61: prim {const} -&gt; intConst</text:p>
      <text:p text:style-name="P14"><text:span text:style-name="T10">intConst lexeme: 1</text:span></text:p>
      <text:p text:style-name="P14"><text:span text:style-name="T10">61: factor {positive} -&gt; prim</text:span></text:p>
      <text:p text:style-name="P14"><text:span text:style-name="T10">61: term {factor} -&gt; factor</text:span></text:p>
      <text:p text:style-name="P14"><text:span text:style-name="T10">61: expr {plus} -&gt; expr plus term</text:span></text:p>
      <text:p text:style-name="P15">61: value {expr} -&gt; id lbracket expr rbracket</text:p>
      <text:p text:style-name="P14"><text:span text:style-name="T10">identifier lexeme: arrayToSort</text:span></text:p>
      <text:p text:style-name="P14"><text:span text:style-name="T10">61: prim {value} -&gt; value</text:span></text:p>
      <text:p text:style-name="P14"><text:span text:style-name="T10">61: factor {positive} -&gt; prim</text:span></text:p>
      <text:p text:style-name="P14"><text:span text:style-name="T10">61: term {factor} -&gt; factor</text:span></text:p>
      <text:p text:style-name="P14"><text:soft-page-break/><text:span text:style-name="T10">61: expr {term} -&gt; term</text:span></text:p>
      <text:p text:style-name="P14"><text:span text:style-name="T10">61: exprList {single} -&gt; expr</text:span></text:p>
      <text:p text:style-name="P14"><text:span text:style-name="T10">61: exprList {list} -&gt; expr comma exprList</text:span></text:p>
      <text:p text:style-name="P15">61: callStmnt {exprList} -&gt; call id lparen exprList rparen semicolon</text:p>
      <text:p text:style-name="P14"><text:span text:style-name="T10">identifier lexeme: swapValues</text:span></text:p>
      <text:p text:style-name="P14"><text:span text:style-name="T10">61: statement {callStmnt} -&gt; callStmnt</text:span></text:p>
      <text:p text:style-name="P15">61: statementList {nonempty} -&gt; statementList statement</text:p>
      <text:p text:style-name="P14"/>
      <text:p text:style-name="P15">62: value {id} -&gt; id</text:p>
      <text:p text:style-name="P14"><text:span text:style-name="T10">identifier lexeme: true</text:span></text:p>
      <text:p text:style-name="P14"><text:span text:style-name="T10">62: prim {value} -&gt; value</text:span></text:p>
      <text:p text:style-name="P14"><text:span text:style-name="T10">62: factor {positive} -&gt; prim</text:span></text:p>
      <text:p text:style-name="P14"><text:span text:style-name="T10">62: term {factor} -&gt; factor</text:span></text:p>
      <text:p text:style-name="P14"><text:span text:style-name="T10">62: expr {term} -&gt; term</text:span></text:p>
      <text:p text:style-name="P15">62: asgnStmnt {int} -&gt; id assign expr semicolon</text:p>
      <text:p text:style-name="P14"><text:span text:style-name="T10">identifier lexeme: swapped</text:span></text:p>
      <text:p text:style-name="P14"><text:span text:style-name="T10">62: statement {asgnStmnt} -&gt; asgnStmnt</text:span></text:p>
      <text:p text:style-name="P15">62: statementList {nonempty} -&gt; statementList statement</text:p>
      <text:p text:style-name="P14"/>
      <text:p text:style-name="P14"><text:span text:style-name="T10">63: endCurrentBlock -&gt; <text:s text:c="2"/>/* empty */</text:span></text:p>
      <text:p text:style-name="P15">63: blockStmnt -&gt; begin</text:p>
      <text:p text:style-name="P15"><text:s text:c="14"/>startNewBlock</text:p>
      <text:p text:style-name="P15"><text:s text:c="14"/>constDecList</text:p>
      <text:p text:style-name="P15"><text:s text:c="14"/>varDecList</text:p>
      <text:p text:style-name="P15"><text:s text:c="14"/>StatementList</text:p>
      <text:p text:style-name="P15"><text:s text:c="14"/>end</text:p>
      <text:p text:style-name="P15"><text:s text:c="14"/>endCurrentBlock</text:p>
      <text:p text:style-name="P14"><text:span text:style-name="T10"><text:s text:c="14"/>semicolon</text:span></text:p>
      <text:p text:style-name="P15">63: statement {blockStmnt} -&gt; blockStmnt</text:p>
      <text:p text:style-name="P14"/>
      <text:p text:style-name="P14"><text:span text:style-name="T10">64: condStmnt {ifThen} -&gt; if expr then statement %shift else</text:span></text:p>
      <text:p text:style-name="P14"><text:span text:style-name="T10">64: statement {condStmnt} -&gt; condStmnt</text:span></text:p>
      <text:p text:style-name="P15">64: forStmnt -&gt; for id assign expr to expr do statement</text:p>
      <text:p text:style-name="P14"><text:span text:style-name="T10">identifier lexeme: innerIndex</text:span></text:p>
      <text:p text:style-name="P14"><text:span text:style-name="T10">64: statement {forStmnt} -&gt; forStmnt</text:span></text:p>
      <text:p text:style-name="P14"><text:span text:style-name="T10">64: statementList {nonempty} -&gt; statementList statement</text:span></text:p>
      <text:p text:style-name="P15">64: value {id} -&gt; id</text:p>
      <text:p text:style-name="P14"><text:span text:style-name="T10">identifier lexeme: diminishingUpperLimit</text:span></text:p>
      <text:p text:style-name="P14"><text:span text:style-name="T10">64: prim {value} -&gt; value</text:span></text:p>
      <text:p text:style-name="P14"><text:span text:style-name="T10">64: factor {positive} -&gt; prim</text:span></text:p>
      <text:p text:style-name="P14"><text:span text:style-name="T10">64: term {factor} -&gt; factor</text:span></text:p>
      <text:p text:style-name="P14"><text:span text:style-name="T10">64: expr {term} -&gt; term</text:span></text:p>
      <text:p text:style-name="P15">64: prim {const} -&gt; intConst</text:p>
      <text:p text:style-name="P14"><text:span text:style-name="T10">intConst lexeme: 1</text:span></text:p>
      <text:p text:style-name="P14"><text:span text:style-name="T10">64: factor {positive} -&gt; prim</text:span></text:p>
      <text:p text:style-name="P14"><text:span text:style-name="T10">64: term {factor} -&gt; factor</text:span></text:p>
      <text:p text:style-name="P14"><text:span text:style-name="T10">64: expr {minus} -&gt; expr minus term</text:span></text:p>
      <text:p text:style-name="P15">64: asgnStmnt {int} -&gt; id assign expr semicolon</text:p>
      <text:p text:style-name="P14"><text:span text:style-name="T10">identifier lexeme: diminishingUpperLimit</text:span></text:p>
      <text:p text:style-name="P14"><text:span text:style-name="T10">64: statement {asgnStmnt} -&gt; asgnStmnt</text:span></text:p>
      <text:p text:style-name="P15">64: statementList {nonempty} -&gt; statementList statement</text:p>
      <text:p text:style-name="P14"/>
      <text:p text:style-name="P15">65: value {id} -&gt; id</text:p>
      <text:p text:style-name="P14"><text:span text:style-name="T10">identifier lexeme: swapped</text:span></text:p>
      <text:p text:style-name="P14"><text:span text:style-name="T10">65: prim {value} -&gt; value</text:span></text:p>
      <text:p text:style-name="P14"><text:span text:style-name="T10">65: factor {not} -&gt; not prim</text:span></text:p>
      <text:p text:style-name="P14"><text:span text:style-name="T10">65: term {factor} -&gt; factor</text:span></text:p>
      <text:p text:style-name="P14"><text:span text:style-name="T10">65: expr {term} -&gt; term</text:span></text:p>
      <text:p text:style-name="P15">65: value {id} -&gt; id</text:p>
      <text:p text:style-name="P14"><text:span text:style-name="T10">identifier lexeme: arraySize</text:span></text:p>
      <text:p text:style-name="P14"><text:span text:style-name="T10">65: prim {value} -&gt; value</text:span></text:p>
      <text:p text:style-name="P14"><text:span text:style-name="T10">65: factor {positive} -&gt; prim</text:span></text:p>
      <text:p text:style-name="P14"><text:span text:style-name="T10">65: term {factor} -&gt; factor</text:span></text:p>
      <text:p text:style-name="P14"><text:span text:style-name="T10">65: expr {term} -&gt; term</text:span></text:p>
      <text:p text:style-name="P15">65: prim {const} -&gt; intConst</text:p>
      <text:p text:style-name="P14"><text:span text:style-name="T10">intConst lexeme: 1</text:span></text:p>
      <text:p text:style-name="P14"><text:span text:style-name="T10">65: factor {positive} -&gt; prim</text:span></text:p>
      <text:p text:style-name="P14"><text:span text:style-name="T10">65: term {factor} -&gt; factor</text:span></text:p>
      <text:p text:style-name="P14"><text:span text:style-name="T10">65: expr {plus} -&gt; expr plus term</text:span></text:p>
      <text:p text:style-name="P15">65: asgnStmnt {int} -&gt; id assign expr semicolon</text:p>
      <text:p text:style-name="P14"><text:span text:style-name="T10">identifier lexeme: outerIndex</text:span></text:p>
      <text:p text:style-name="P15">65: statement {asgnStmnt} -&gt; asgnStmnt</text:p>
      <text:p text:style-name="P14"/>
      <text:p text:style-name="P14"><text:span text:style-name="T10">66: condStmnt {ifThen} -&gt; if expr then statement %shift else</text:span></text:p>
      <text:p text:style-name="P14"><text:soft-page-break/><text:span text:style-name="T10">66: statement {condStmnt} -&gt; condStmnt</text:span></text:p>
      <text:p text:style-name="P14"><text:span text:style-name="T10">66: statementList {nonempty} -&gt; statementList statement</text:span></text:p>
      <text:p text:style-name="P14"><text:span text:style-name="T10">66: endCurrentBlock -&gt; <text:s text:c="2"/>/* empty */</text:span></text:p>
      <text:p text:style-name="P15">66: blockStmnt -&gt; begin</text:p>
      <text:p text:style-name="P15"><text:s text:c="14"/>startNewBlock</text:p>
      <text:p text:style-name="P15"><text:s text:c="14"/>constDecList</text:p>
      <text:p text:style-name="P15"><text:s text:c="14"/>varDecList</text:p>
      <text:p text:style-name="P15"><text:s text:c="14"/>StatementList</text:p>
      <text:p text:style-name="P15"><text:s text:c="14"/>end</text:p>
      <text:p text:style-name="P15"><text:s text:c="14"/>endCurrentBlock</text:p>
      <text:p text:style-name="P14"><text:span text:style-name="T10"><text:s text:c="14"/>semicolon</text:span></text:p>
      <text:p text:style-name="P14"><text:span text:style-name="T10">66: statement {blockStmnt} -&gt; blockStmnt</text:span></text:p>
      <text:p text:style-name="P15">66: forStmnt -&gt; for id assign expr to expr do statement</text:p>
      <text:p text:style-name="P14"><text:span text:style-name="T10">identifier lexeme: outerIndex</text:span></text:p>
      <text:p text:style-name="P14"><text:span text:style-name="T10">66: statement {forStmnt} -&gt; forStmnt</text:span></text:p>
      <text:p text:style-name="P14"><text:span text:style-name="T10">66: statementList {nonempty} -&gt; statementList statement</text:span></text:p>
      <text:p text:style-name="P14"><text:span text:style-name="T10"/></text:p>
      <text:p text:style-name="P15">68: Beginning line comment... ...End of line comment</text:p>
      <text:p text:style-name="P14"/>
      <text:p text:style-name="P15">69: prim {const} -&gt; intConst</text:p>
      <text:p text:style-name="P14"><text:span text:style-name="T10">intConst lexeme: 1</text:span></text:p>
      <text:p text:style-name="P14"><text:span text:style-name="T10">69: factor {positive} -&gt; prim</text:span></text:p>
      <text:p text:style-name="P14"><text:span text:style-name="T10">69: term {factor} -&gt; factor</text:span></text:p>
      <text:p text:style-name="P14"><text:span text:style-name="T10">69: expr {term} -&gt; term</text:span></text:p>
      <text:p text:style-name="P15">69: value {id} -&gt; id</text:p>
      <text:p text:style-name="P14"><text:span text:style-name="T10">identifier lexeme: arraySize</text:span></text:p>
      <text:p text:style-name="P14"><text:span text:style-name="T10">69: prim {value} -&gt; value</text:span></text:p>
      <text:p text:style-name="P14"><text:span text:style-name="T10">69: factor {positive} -&gt; prim</text:span></text:p>
      <text:p text:style-name="P14"><text:span text:style-name="T10">69: term {factor} -&gt; factor</text:span></text:p>
      <text:p text:style-name="P14"><text:span text:style-name="T10">69: expr {term} -&gt; term</text:span></text:p>
      <text:p text:style-name="P15">69: value {id} -&gt; id</text:p>
      <text:p text:style-name="P14"><text:span text:style-name="T10">identifier lexeme: i</text:span></text:p>
      <text:p text:style-name="P14"><text:span text:style-name="T10">69: prim {value} -&gt; value</text:span></text:p>
      <text:p text:style-name="P14"><text:span text:style-name="T10">69: factor {positive} -&gt; prim</text:span></text:p>
      <text:p text:style-name="P14"><text:span text:style-name="T10">69: term {factor} -&gt; factor</text:span></text:p>
      <text:p text:style-name="P14"><text:span text:style-name="T10">69: expr {term} -&gt; term</text:span></text:p>
      <text:p text:style-name="P15">69: value {expr} -&gt; id lbracket expr rbracket</text:p>
      <text:p text:style-name="P14"><text:span text:style-name="T10">identifier lexeme: arrayToSort</text:span></text:p>
      <text:p text:style-name="P14"><text:span text:style-name="T10">69: prim {value} -&gt; value</text:span></text:p>
      <text:p text:style-name="P14"><text:span text:style-name="T10">69: factor {positive} -&gt; prim</text:span></text:p>
      <text:p text:style-name="P14"><text:span text:style-name="T10">69: term {factor} -&gt; factor</text:span></text:p>
      <text:p text:style-name="P14"><text:span text:style-name="T10">69: expr {term} -&gt; term</text:span></text:p>
      <text:p text:style-name="P14"><text:span text:style-name="T10">69: exprList {single} -&gt; expr</text:span></text:p>
      <text:p text:style-name="P15">69: callStmnt {exprList} -&gt; call id lparen exprList rparen semicolon</text:p>
      <text:p text:style-name="P14"><text:span text:style-name="T10">identifier lexeme: printValue</text:span></text:p>
      <text:p text:style-name="P14"><text:span text:style-name="T10">69: statement {callStmnt} -&gt; callStmnt</text:span></text:p>
      <text:p text:style-name="P15">69: forStmnt -&gt; for id assign expr to expr do statement</text:p>
      <text:p text:style-name="P14"><text:span text:style-name="T10">identifier lexeme: i</text:span></text:p>
      <text:p text:style-name="P14"><text:span text:style-name="T10">69: statement {forStmnt} -&gt; forStmnt</text:span></text:p>
      <text:p text:style-name="P15">69: statementList {nonempty} -&gt; statementList statement</text:p>
      <text:p text:style-name="P14"/>
      <text:p text:style-name="P14"><text:span text:style-name="T10">71: endMainBlock -&gt; /* empty */</text:span></text:p>
      <text:p text:style-name="P15">71: Program -&gt; StartMainBlock</text:p>
      <text:p text:style-name="P15"><text:s text:c="11"/>constDecList</text:p>
      <text:p text:style-name="P15"><text:s text:c="11"/>varDecList</text:p>
      <text:p text:style-name="P15"><text:s text:c="11"/>procDecList</text:p>
      <text:p text:style-name="P15"><text:s text:c="11"/>begin</text:p>
      <text:p text:style-name="P15"><text:s text:c="11"/>Statement</text:p>
      <text:p text:style-name="P15"><text:s text:c="11"/>StatementList</text:p>
      <text:p text:style-name="P15"><text:s text:c="11"/>end</text:p>
      <text:p text:style-name="P15"><text:s text:c="11"/>EndMainBlock</text:p>
      <text:p text:style-name="P17"><text:span text:style-name="T12"><text:s text:c="11"/>semicol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Bold" style:font-family-generic="swiss" style:font-pitch="variable"/>
    <style:font-face style:name="Verdana2"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background-color="transparent" style:shadow="none">
        <style:tab-stops/>
        <style:background-image/>
      </style:paragraph-properties>
      <style:text-properties style:font-name="Verdana1"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Verdana2"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10T15:04:01.05</meta:creation-date>
    <meta:generator>OpenOffice.org/3.1$Win32 OpenOffice.org_project/310m19$Build-9420</meta:generator>
    <dc:date>2010-04-11T23:27:42.85</dc:date>
    <dc:creator>michael </dc:creator>
    <meta:editing-duration>PT01H42M29S</meta:editing-duration>
    <meta:editing-cycles>14</meta:editing-cycles>
    <meta:document-statistic meta:table-count="0" meta:image-count="0" meta:object-count="0" meta:page-count="13" meta:paragraph-count="653" meta:word-count="3577" meta:character-count="23721"/>
  </office:meta>
</office:document-meta>
</file>